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a85a" officeooo:paragraph-rsid="0006a85a"/>
    </style:style>
    <style:style style:name="P2" style:family="paragraph" style:parent-style-name="Standard">
      <style:text-properties officeooo:paragraph-rsid="0006a85a"/>
    </style:style>
    <style:style style:name="P3" style:family="paragraph" style:parent-style-name="Standard">
      <style:text-properties fo:font-weight="bold" officeooo:rsid="0006a85a" officeooo:paragraph-rsid="0006a85a" style:font-weight-asian="bold" style:font-weight-complex="bold"/>
    </style:style>
    <style:style style:name="P4" style:family="paragraph" style:parent-style-name="Standard">
      <style:text-properties fo:font-weight="bold" officeooo:rsid="0012739b" officeooo:paragraph-rsid="0012739b" style:font-weight-asian="bold" style:font-weight-complex="bold"/>
    </style:style>
    <style:style style:name="P5" style:family="paragraph" style:parent-style-name="Standard">
      <style:text-properties fo:font-weight="normal" officeooo:rsid="0006a85a" officeooo:paragraph-rsid="0006a85a" style:font-weight-asian="normal" style:font-weight-complex="normal"/>
    </style:style>
    <style:style style:name="P6" style:family="paragraph" style:parent-style-name="Standard">
      <style:text-properties fo:font-weight="normal" officeooo:rsid="0006a85a" officeooo:paragraph-rsid="00084f47" style:font-weight-asian="normal" style:font-weight-complex="normal"/>
    </style:style>
    <style:style style:name="P7" style:family="paragraph" style:parent-style-name="Standard">
      <style:text-properties fo:font-weight="normal" officeooo:rsid="0006a85a" officeooo:paragraph-rsid="00140015" style:font-weight-asian="normal" style:font-weight-complex="normal"/>
    </style:style>
    <style:style style:name="P8" style:family="paragraph" style:parent-style-name="Standard">
      <style:text-properties fo:font-weight="normal" officeooo:rsid="000a0324" officeooo:paragraph-rsid="000a0324" style:font-weight-asian="normal" style:font-weight-complex="normal"/>
    </style:style>
    <style:style style:name="P9" style:family="paragraph" style:parent-style-name="Standard">
      <style:text-properties fo:font-weight="normal" officeooo:rsid="0012739b" officeooo:paragraph-rsid="0012739b" style:font-weight-asian="normal" style:font-weight-complex="normal"/>
    </style:style>
    <style:style style:name="P10" style:family="paragraph" style:parent-style-name="Standard">
      <style:text-properties fo:font-weight="normal" officeooo:rsid="00084f47" officeooo:paragraph-rsid="00084f47" style:font-weight-asian="normal" style:font-weight-complex="normal"/>
    </style:style>
    <style:style style:name="P11" style:family="paragraph" style:parent-style-name="Standard">
      <style:text-properties fo:font-weight="normal" officeooo:rsid="00140015" officeooo:paragraph-rsid="00140015" style:font-weight-asian="normal" style:font-weight-complex="normal"/>
    </style:style>
    <style:style style:name="P12" style:family="paragraph" style:parent-style-name="Standard">
      <style:text-properties officeooo:rsid="000cd2e3" officeooo:paragraph-rsid="000cd2e3"/>
    </style:style>
    <style:style style:name="P13" style:family="paragraph" style:parent-style-name="Standard">
      <style:text-properties officeooo:paragraph-rsid="000cd2e3"/>
    </style:style>
    <style:style style:name="P14" style:family="paragraph" style:parent-style-name="Standard">
      <style:text-properties officeooo:paragraph-rsid="000ecf1c"/>
    </style:style>
    <style:style style:name="P15" style:family="paragraph" style:parent-style-name="Standard">
      <style:text-properties officeooo:rsid="00108ccb" officeooo:paragraph-rsid="0012739b"/>
    </style:style>
    <style:style style:name="P16" style:family="paragraph" style:parent-style-name="Text_20_body">
      <style:text-properties officeooo:rsid="000cd2e3" officeooo:paragraph-rsid="000cd2e3"/>
    </style:style>
    <style:style style:name="P17" style:family="paragraph" style:parent-style-name="Text_20_body">
      <style:text-properties officeooo:paragraph-rsid="000cd2e3"/>
    </style:style>
    <style:style style:name="P18" style:family="paragraph" style:parent-style-name="Text_20_body">
      <style:text-properties fo:font-size="14pt" fo:font-weight="bold" officeooo:rsid="000cd2e3" officeooo:paragraph-rsid="000cd2e3" style:font-size-asian="14pt" style:font-weight-asian="bold" style:font-size-complex="14pt" style:font-weight-complex="bold"/>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text-properties officeooo:paragraph-rsid="000bb6a1"/>
    </style:style>
    <style:style style:name="P21" style:family="paragraph" style:parent-style-name="Standard">
      <style:text-properties officeooo:rsid="0006a85a" officeooo:paragraph-rsid="0006a85a"/>
    </style:style>
    <style:style style:name="P22" style:family="paragraph" style:parent-style-name="Standard">
      <style:text-properties officeooo:rsid="0015b35b" officeooo:paragraph-rsid="0015b35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6a85a" style:font-weight-asian="bold" style:font-weight-complex="bold"/>
    </style:style>
    <style:style style:name="T4" style:family="text">
      <style:text-properties fo:font-weight="bold" officeooo:rsid="00084f47" style:font-weight-asian="bold" style:font-weight-complex="bold"/>
    </style:style>
    <style:style style:name="T5" style:family="text">
      <style:text-properties fo:font-weight="bold" officeooo:rsid="000bb6a1" style:font-weight-asian="bold" style:font-weight-complex="bold"/>
    </style:style>
    <style:style style:name="T6" style:family="text">
      <style:text-properties fo:font-weight="normal" officeooo:rsid="0006a85a" style:font-weight-asian="normal" style:font-weight-complex="normal"/>
    </style:style>
    <style:style style:name="T7" style:family="text">
      <style:text-properties officeooo:rsid="00084f47"/>
    </style:style>
    <style:style style:name="T8" style:family="text">
      <style:text-properties officeooo:rsid="000bb6a1"/>
    </style:style>
    <style:style style:name="T9" style:family="text">
      <style:text-properties officeooo:rsid="000cd2e3"/>
    </style:style>
    <style:style style:name="T10" style:family="text">
      <style:text-properties officeooo:rsid="000ecf1c"/>
    </style:style>
    <style:style style:name="T11" style:family="text">
      <style:text-properties officeooo:rsid="00119e6f"/>
    </style:style>
    <style:style style:name="T12" style:family="text">
      <style:text-properties officeooo:rsid="00136610"/>
    </style:style>
    <style:style style:name="T13" style:family="text">
      <style:text-properties officeooo:rsid="00140015"/>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9"/><text:span text:style-name="T3">CREATING A KERNEL MODULE FOR IR REMOTE</text:span></text:p>
      <text:p text:style-name="Standard"/>
      <text:p text:style-name="P1">1.Creating a folder in &lt;your_android_source&gt;/kernle/input/&lt;module folder&gt;</text:p>
      <text:p text:style-name="P1">2.Inside module folder</text:p>
      <text:p text:style-name="P1"><text:s text:c="8"/>a).kernel module(.c file)</text:p>
      <text:p text:style-name="P1"><text:s text:c="8"/>b).Makefile </text:p>
      <text:p text:style-name="P1"><text:s text:c="8"/>c).Kconfig file </text:p>
      <text:p text:style-name="P1">3.Create entry for Makefile and Kconfig file in the main Makefile and Kconfig respectively found in input folder.</text:p>
      <text:p text:style-name="P1">4.To compile your kernel module build whole source build without doing make clean</text:p>
      <text:p text:style-name="P1">5.After build <text:s/>you can see you .ko file in /system/lib/module\</text:p>
      <text:p text:style-name="P1"/>
      <text:p text:style-name="P3"><text:s text:c="35"/>IR Remote kernel module:</text:p>
      <text:p text:style-name="P5">1.Inside kernel module request for Gpio pin and register an Interrupt for that gpio pin</text:p>
      <text:p text:style-name="P5">2.Inside Interrupt handler</text:p>
      <text:p text:style-name="P5"><text:s text:c="9"/>a).Identify it is falling or raising ed<text:span text:style-name="T7">g</text:span>e based on that get a unique value for each and every botton by Calculating the time difference between each interrupt</text:p>
      <text:p text:style-name="P6"><text:s text:c="9"/><text:span text:style-name="T7">b).Register IR remote has an Input device using </text:span><text:span text:style-name="T4">input_register_device() </text:span><text:span text:style-name="T7">API and set initial value for all the key.</text:span></text:p>
      <text:p text:style-name="P5"><text:s text:c="9"/><text:span text:style-name="T7">c</text:span>).once unique value is generated triger an input event using<text:span text:style-name="T2"> input_event()</text:span> API.</text:p>
      <text:p text:style-name="P6"><text:span text:style-name="T7"><text:s text:c="9"/>d</text:span>).<text:span text:style-name="T7"> In </text:span><text:span text:style-name="T4">input_event() </text:span><text:span text:style-name="T7">pass the pressed unique key code and press or release value (i.e) <text:s/>1 or 0.</text:span></text:p>
      <text:p text:style-name="P6"><text:s text:c="9"/><text:span text:style-name="T7">e).unique key code for keyboard device are found in input.h </text:span></text:p>
      <text:p text:style-name="P10"><text:s text:c="18"/>For example:</text:p>
      <text:p text:style-name="P6"><text:s text:c="29"/><text:span text:style-name="T7"><text:s/>home button KEY_HOME</text:span></text:p>
      <text:p text:style-name="P6"><text:s text:c="30"/><text:span text:style-name="T7">play button KEY_PLAY </text:span></text:p>
      <text:p text:style-name="P7"><text:s text:c="8"/><text:span text:style-name="T13">f).Create .kcm(key charater mapping) ,.kl(keylayout) <text:s/>and idc(Input device configuration) file for IR remote.</text:span></text:p>
      <text:p text:style-name="P11"><text:s text:c="8"/>e).Mention all these file in devices.mk(i.e)(device/qcom/msm8916_64/msm8916_64.mk).</text:p>
      <text:p text:style-name="P6"/>
      <text:p text:style-name="P6"/>
      <text:p text:style-name="P8">Refered Link:</text:p>
      <text:p text:style-name="P8">1.<text:a xlink:type="simple" xlink:href="https://source.android.com/devices/input/input-device-configuration-files" text:style-name="Internet_20_link" text:visited-style-name="Visited_20_Internet_20_Link">https://source.android.com/devices/input/input-device-configuration-files</text:a></text:p>
      <text:p text:style-name="P8">2.<text:a xlink:type="simple" xlink:href="https://developer.android.com/reference/android/view/InputDevice.html" text:style-name="Internet_20_link" text:visited-style-name="Visited_20_Internet_20_Link">https://developer.android.com/reference/android/view/InputDevice.html</text:a></text:p>
      <text:p text:style-name="P8">3.<text:a xlink:type="simple" xlink:href="https://seasonofcode.com/posts/internal-input-event-handling-in-the-linux-kernel-and-the-android-userspace.html" text:style-name="Internet_20_link" text:visited-style-name="Visited_20_Internet_20_Link">https://seasonofcode.com/posts/internal-input-event-handling-in-the-linux-kernel-and-the-android-userspace.html</text:a></text:p>
      <text:p text:style-name="P8">4.<text:a xlink:type="simple" xlink:href="http://newandroidbook.com/Book/Input.html?r" text:style-name="Internet_20_link" text:visited-style-name="Visited_20_Internet_20_Link">http://newandroidbook.com/Book/Input.html?r</text:a></text:p>
      <text:p text:style-name="P8"/>
      <text:p text:style-name="P8"/>
      <text:p text:style-name="P8"><text:s text:c="34"/><text:span text:style-name="T5">Creating Tv Launcher Android Application</text:span></text:p>
      <text:p text:style-name="P6"><text:s text:c="7"/><text:span text:style-name="T8">1.To Create an launcher android applcation</text:span></text:p>
      <text:p text:style-name="P2"><text:span text:style-name="T6"><text:s text:c="15"/></text:span>First you need to add the following attribute to your activity:</text:p>
      <text:p text:style-name="P20"><text:span text:style-name="Source_20_Text"><text:s text:c="12"/></text:span><text:span text:style-name="Source_20_Text"><text:span text:style-name="T2">android:launchMode="singleTask"</text:span></text:span></text:p>
      <text:p text:style-name="P20"><text:s text:c="9"/>Then add two categories to the intent filter :</text:p>
      <text:p text:style-name="Preformatted_20_Text"><text:span text:style-name="Source_20_Text"><text:s text:c="12"/></text:span><text:span text:style-name="Source_20_Text"><text:span text:style-name="T2">&lt;category android:name="android.intent.category.DEFAULT" /&gt;</text:span></text:span></text:p>
      <text:p text:style-name="P19"><text:span text:style-name="Source_20_Text"><text:span text:style-name="T2"><text:s text:c="12"/>&lt;category android:name="android.intent.category.HOME" /</text:span></text:span><text:span text:style-name="Source_20_Text"><text:span text:style-name="T5">&gt;</text:span></text:span></text:p>
      <text:p text:style-name="P1"/>
      <text:p text:style-name="P1"><text:soft-page-break/><text:s text:c="7"/><text:span text:style-name="T8">2.To Create an android Application with TV platform enable Tv platform option while creating application in android studio.</text:span></text:p>
      <text:p text:style-name="P1"/>
      <text:p text:style-name="P13"><text:span text:style-name="T9"><text:s text:c="9"/>3.M</text:span>ak<text:span text:style-name="T9">e</text:span> blank activity, named “<text:span text:style-name="Source_20_Text">MainActivity</text:span>“. </text:p>
      <text:p text:style-name="Text_20_body">Android studio now generate 2 files, Java class &amp; layout/activity_main.xml. (we don’t use res/menu/menu_main.xml)</text:p>
      <text:p text:style-name="Text_20_body">* Note: We can also find “Android TV activity”. When you select this, it will create too match files at the same time. It’s a really helpful reference, but difficult to understand what kind of functions each files takes care of. So I will create these files from scratch in this post so that we can understand each source code’s responsibility. Many of the implementation in this post is referencing this official sample program.</text:p>
      <text:p text:style-name="P17"><text:span text:style-name="T9"><text:s text:c="7"/>4.</text:span>New -&gt; Java Class -&gt; Name: MainFragment</text:p>
      <text:p text:style-name="Text_20_body">* Instead of above procedure, if we choose New -&gt; <text:span text:style-name="Strong_20_Emphasis">Fragment</text:span> -&gt; Blank fragment Uncheck “Create layout XML?”, it makes too match sample source code.</text:p>
      <text:p text:style-name="Text_20_body">First, modify activity_main.xml as follows so that it only displays mainfragment.</text:p>
      <text:p text:style-name="P18"><text:s text:c="27"/>activity_main.xml</text:p>
      <text:p text:style-name="P12">&lt;?xml version="1.0" encoding="utf-8"?&gt;</text:p>
      <text:section text:style-name="Sect1" text:name="crayon-59353806bde76212403217-2">
        <text:p text:style-name="Standard">&lt;fragment xmlns:android="http://schemas.android.com/apk/res/android"</text:p>
      </text:section>
      <text:section text:style-name="Sect1" text:name="crayon-59353806bde76212403217-3">
        <text:p text:style-name="P13"><text:s text:c="6"/>xmlns:app="<text:a xlink:type="simple" xlink:href="http://schemas.android.com/apk/res-auto" text:style-name="Internet_20_link" text:visited-style-name="Visited_20_Internet_20_Link">http://schemas.android.com/apk/res-auto</text:a>"</text:p>
        <text:p text:style-name="P13"><text:s text:c="6"/>xmlns:tools="http://schemas.android.com/tools" android:id="@+id/main_browse_fragment"</text:p>
      </text:section>
      <text:section text:style-name="Sect1" text:name="crayon-59353806bde76212403217-5">
        <text:p text:style-name="P13"><text:s text:c="6"/>android:name="com.corochann.androidtvapptutorial.MainFragment"</text:p>
        <text:p text:style-name="P13"><text:s text:c="6"/>android:layout_width="match_parent"</text:p>
      </text:section>
      <text:section text:style-name="Sect1" text:name="crayon-59353806bde76212403217-6">
        <text:p text:style-name="Standard"><text:s text:c="6"/>android:layout_height="match_parent" tools:context=".MainActivity" tools:deviceIds="tv"</text:p>
      </text:section>
      <text:section text:style-name="Sect1" text:name="crayon-59353806bde76212403217-7">
        <text:p text:style-name="Standard"><text:s text:c="6"/>tools:ignore="MergeRootFrame" /&gt;</text:p>
      </text:section>
      <text:p text:style-name="P16"/>
      <text:p text:style-name="P13"><text:span text:style-name="T9"><text:s text:c="10"/>5.</text:span>Second modify <text:span text:style-name="Source_20_Text">MainFragment</text:span> as follows.</text:p>
      <text:p text:style-name="Text_20_body">We will make this <text:span text:style-name="Source_20_Text">MainFragment</text:span> as a sub-class of <text:span text:style-name="Source_20_Text"><text:span text:style-name="T1">BrowseFragment</text:span></text:span>.</text:p>
      <text:p text:style-name="Text_20_body">BrowseFragment class is supplied by Android SDK Leanback library, and it creates standard UI for Android TV application</text:p>
      <text:p text:style-name="Text_20_body"><text:s/><text:span text:style-name="T10">MainActivity.java</text:span></text:p>
      <text:p text:style-name="Standard">@Override</text:p>
      <text:section text:style-name="Sect1" text:name="crayon-59353a37cd4ce720131847-2">
        <text:p text:style-name="Standard">public void onActivityCreated(Bundle savedInstanceState) {</text:p>
      </text:section>
      <text:section text:style-name="Sect1" text:name="crayon-59353a37cd4ce720131847-3">
        <text:p text:style-name="Standard"><text:s text:c="7"/>Log.i(TAG, "onActivityCreated");</text:p>
      </text:section>
      <text:section text:style-name="Sect1" text:name="crayon-59353a37cd4ce720131847-4">
        <text:p text:style-name="P14"><text:s text:c="7"/>super.onActivityCreated(savedInstanceState);</text:p>
        <text:p text:style-name="P14"><text:s text:c="7"/>setupUIElements();</text:p>
      </text:section>
      <text:section text:style-name="Sect1" text:name="crayon-59353a37cd4ce720131847-8">
        <text:p text:style-name="Standard">}</text:p>
      </text:section>
      <text:section text:style-name="Sect1" text:name="crayon-59353a37cd4ce720131847-10">
        <text:p text:style-name="Standard">private void setupUIElements() {</text:p>
      </text:section>
      <text:section text:style-name="Sect1" text:name="crayon-59353a37cd4ce720131847-11">
        <text:p text:style-name="Standard">// setBadgeDrawable(getActivity().getResources().getDrawable(R.drawable.videos_by_google_banner));</text:p>
      </text:section>
      <text:section text:style-name="Sect1" text:name="crayon-59353a37cd4ce720131847-12">
        <text:p text:style-name="Standard"><text:s text:c="9"/>setTitle("Hello Android TV!"); // Badge, when set, takes precedent</text:p>
      </text:section>
      <text:section text:style-name="Sect1" text:name="crayon-59353a37cd4ce720131847-13">
        <text:p text:style-name="Standard"><text:soft-page-break/><text:s text:c="9"/>// over title</text:p>
      </text:section>
      <text:section text:style-name="Sect1" text:name="crayon-59353a37cd4ce720131847-14">
        <text:p text:style-name="Standard"><text:s text:c="8"/>setHeadersState(HEADERS_ENABLED);</text:p>
      </text:section>
      <text:section text:style-name="Sect1" text:name="crayon-59353a37cd4ce720131847-15">
        <text:p text:style-name="Standard"><text:s text:c="7"/>setHeadersTransitionOnBackEnabled(true); </text:p>
      </text:section>
      <text:section text:style-name="Sect1" text:name="crayon-59353a37cd4ce720131847-17">
        <text:p text:style-name="Standard"><text:s text:c="7"/>// set fastLane (or headers) background color</text:p>
      </text:section>
      <text:section text:style-name="Sect1" text:name="crayon-59353a37cd4ce720131847-18">
        <text:p text:style-name="Standard"><text:s text:c="7"/>setBrandColor(getResources().getColor(R.color.fastlane_background));</text:p>
      </text:section>
      <text:section text:style-name="Sect1" text:name="crayon-59353a37cd4ce720131847-19">
        <text:p text:style-name="Standard"><text:s text:c="7"/>// set search icon color</text:p>
      </text:section>
      <text:section text:style-name="Sect1" text:name="crayon-59353a37cd4ce720131847-20">
        <text:p text:style-name="Standard"><text:s text:c="7"/>setSearchAffordanceColor(getResources().getColor(R.color.search_opaque));</text:p>
      </text:section>
      <text:section text:style-name="Sect1" text:name="crayon-59353a37cd4ce720131847-21">
        <text:p text:style-name="Standard">}</text:p>
      </text:section>
      <text:p text:style-name="Text_20_body"/>
      <text:p text:style-name="P15"><text:s text:c="9"/><text:span text:style-name="T12">6</text:span>.Use Package Manager to get all the applciation details which is installed in the device and display them with <text:span text:style-name="T11">Event Listener.</text:span></text:p>
      <text:p text:style-name="P15"/>
      <text:p text:style-name="P4">Reference Link:</text:p>
      <text:p text:style-name="P9">1.<text:a xlink:type="simple" xlink:href="http://corochann.com/android-tv-application-hands-on-tutorial-1-45.html" text:style-name="Internet_20_link" text:visited-style-name="Visited_20_Internet_20_Link">http://corochann.com/android-tv-application-hands-on-tutorial-1-45.html</text:a></text:p>
      <text:p text:style-name="P9">2.<text:a xlink:type="simple" xlink:href="https://stackoverflow.com/questions/4841686/how-to-make-a-launcher" text:style-name="Internet_20_link" text:visited-style-name="Visited_20_Internet_20_Link">https://stackoverflow.com/questions/4841686/how-to-make-a-launcher</text:a></text:p>
      <text:p text:style-name="P9">3.<text:a xlink:type="simple" xlink:href="https://developer.android.com/training/tv/index.html" text:style-name="Internet_20_link" text:visited-style-name="Visited_20_Internet_20_Link">https://developer.android.com/training/tv/index.html</text:a></text:p>
      <text:p text:style-name="P9">4.<text:a xlink:type="simple" xlink:href="https://code.tutsplus.com/tutorials/an-introduction-to-android-tv--cms-23251" text:style-name="Internet_20_link" text:visited-style-name="Visited_20_Internet_20_Link">https://code.tutsplus.com/tutorials/an-introduction-to-android-tv--cms-23251</text:a></text:p>
      <text:p text:style-name="P9"/>
      <text:p text:style-name="P1"/>
      <text:p text:style-name="P1"/>
      <text:p text:style-name="P1"/>
      <text:p text:style-name="P1"/>
      <text:p text:style-name="P22">IR sensor:</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5:30:59.480881118</meta:creation-date>
    <dc:date>2020-01-16T10:01:14.595213756</dc:date>
    <meta:editing-duration>PT17H37M11S</meta:editing-duration>
    <meta:editing-cycles>10</meta:editing-cycles>
    <meta:generator>LibreOffice/5.1.6.2$Linux_X86_64 LibreOffice_project/10m0$Build-2</meta:generator>
    <meta:document-statistic meta:table-count="0" meta:image-count="0" meta:object-count="0" meta:page-count="3" meta:paragraph-count="78" meta:word-count="521" meta:character-count="5274" meta:non-whitespace-character-count="4307"/>
  </office:meta>
</office:document-meta>
</file>